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Luna" svg:font-family="Luna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una" officeooo:rsid="001bb4b1" officeooo:paragraph-rsid="001bb4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{{name}}</text:p>
      <text:p text:style-name="P1">Email: {{email}}</text:p>
      <text:p text:style-name="P1">course_name: {{course_name}}</text:p>
      <text:p text:style-name="P1">Plattform: {{platform}}</text:p>
      <text:p text:style-name="P1">Ausgestellt: {{created_at}}</text:p>
      <text:p text:style-name="P1">Zertifikatsnummer: {{cert_number}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Luna" svg:font-family="Luna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4T14:40:14.124202800</meta:creation-date>
    <dc:date>2025-11-24T15:08:58.321220900</dc:date>
    <meta:editing-duration>PT2M16S</meta:editing-duration>
    <meta:editing-cycles>2</meta:editing-cycles>
    <meta:generator>LibreOffice/25.8.3.2$Windows_X86_64 LibreOffice_project/8ca8d55c161d602844f5428fa4b58097424e324e</meta:generator>
    <meta:document-statistic meta:table-count="0" meta:image-count="0" meta:object-count="0" meta:page-count="1" meta:paragraph-count="6" meta:word-count="12" meta:character-count="142" meta:non-whitespace-character-count="136"/>
  </office:meta>
</office:document-meta>
</file>